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To have upwards mobility, force &lt; latent_coeff * thermal_coeff * |velocity|</text:p>
      <text:p text:style-name="Normal">|velocity| &gt; (rho_s * g * Tm * 2k) / (rho_i^2 * L^2)</text:p>
      <text:p text:style-name="Normal">|velocity| &gt; 8.5e7 / 9.4e16 = 9e-10</text:p>
      <text:p text:style-name="Normal"/>
      <text:p text:style-name="Normal">v = c * (a - b * |v|)</text:p>
      <text:p text:style-name="Normal">v = c * (a + b * v) or c * (a - b * v)</text:p>
      <text:p text:style-name="Normal">v = ca + cbv or ca - cbv</text:p>
      <text:p text:style-name="Normal">v - cbv or v + cbv = ca</text:p>
      <text:p text:style-name="Normal">v(1 - cb) or v(1 + cb) = ca</text:p>
      <text:p text:style-name="Normal">v = ca / (1 - cb) or (1 + cb)</text:p>
      <text:p text:style-name="Normal">in the case where v = ca / (1 + cb), velocity has the same direction as a</text:p>
      <text:p text:style-name="Normal">but, in the other case, if cb &gt; 1, velocity can work opposite of a</text:p>
      <text:p text:style-name="Normal"/>
      <text:p text:style-name="Normal">c = (h^3 * rho_w^2) / (12 * mu * a^2 * rho_i^2)</text:p>
      <text:p text:style-name="Normal">b = (rho_i^2 * L^2 * a) / (2 * k * Tm)</text:p>
      <text:p text:style-name="Normal">so then we have:</text:p>
      <text:p text:style-name="Normal">(h^3 * rho_w^2 * rho_i^2 * L^2 * a)</text:p>
      <text:p text:style-name="Normal">/ (24 * mu * a^2 * rho_i^2 * k * Tm) &gt; 1</text:p>
      <text:p text:style-name="Normal">which reduces to:</text:p>
      <text:p text:style-name="Normal">(h^3 * rho_w^2 * L^2)</text:p>
      <text:p text:style-name="Normal">/ (24 * mu * a * k * Tm) &gt; 1</text:p>
      <text:p text:style-name="Normal">such that we find:</text:p>
      <text:p text:style-name="Normal">(h^3 / a) &gt; (24 * mu * k * Tm) / (rho_w^2 * L^2)</text:p>
      <text:p text:style-name="Normal">(h^3 / a) &gt; (70.76 / 1.12e17) = 6.32e-15</text:p>
      <text:p text:style-name="Normal">h^3 is usually O[10^-21] to O[10^-24]</text:p>
      <text:p text:style-name="Normal">a is O[10^-5] to an extreme of O[10^-2]</text:p>
      <text:p text:style-name="Normal">10^-21 / 10^-5 = 10^-16, which is close, but films would need to be on the order of 2.15e-6 m to transport particles of centimeter size</text:p>
      <text:p text:style-name="Normal"/>
      <text:p text:style-name="Normal">[KEY FIGURE] lambda vs. Tb, cmap has diverging velocity</text:p>
      <text:p text:style-name="Normal">[KEY FIGURE] (a) velocity vs. time and (b) position vs. time for a silt particle</text:p>
      <text:p text:style-name="Normal"/>
      <text:p text:style-name="Normal">consider the case of a spherical particle, this time in a temperature gradient</text:p>
      <text:p text:style-name="Normal">with the added terms, we have:</text:p>
      <text:p text:style-name="Normal">v = d * (f - b * (c/a^2 - Ga))</text:p>
      <text:p text:style-name="Normal">where we have decided to use more intuitive notation</text:p>
      <text:p text:style-name="Normal">expanded, this is</text:p>
      <text:p text:style-name="Normal">v = d * (f - bc/a^2 - bGa) = df - dbc/a^2 - dbGa</text:p>
      <text:p text:style-name="Normal">where c really is c = a^3(ev + gG), so altogether we have</text:p>
      <text:p text:style-name="Normal">v = df - abdev - abdgG - abdG = A - Bv - (g - 1)CG</text:p>
      <text:p text:style-name="Normal">g &gt; 1 and G &lt; 0 implies that G and f work in the same direction</text:p>
      <text:p text:style-name="Normal">however, if we rearrange for v and redefine C = (g - 1)C:</text:p>
      <text:p text:style-name="Normal">(B + 1)v = A - CG, or</text:p>
      <text:p text:style-name="Normal">v = (A - CG) / (B + 1)</text:p>
      <text:p text:style-name="Normal">clearly, we need to use the same abs(v) trick we used earlier, which yields</text:p>
      <text:p text:style-name="Normal">v = (A - CG) / (1 - B)</text:p>
      <text:p text:style-name="Normal">now we can check the cases where B &gt; 1, going back to the step where </text:p>
      <text:p text:style-name="Normal">B = abde</text:p>
      <text:p text:style-name="Normal">B = a * (rho_w * L / Tm) * (rho_w * h^3 / 6 * rho_i * mu * a^2) * (rho_i *L)</text:p>
      <text:p text:style-name="Normal">B = (rho_w^2 * L^2 * h^3) / (6 * Tm * mu * a)</text:p>
      <text:p text:style-name="Normal">so for B &gt; 1, we need</text:p>
      <text:p text:style-name="Normal">(h^3 / a) &gt; (6 * Tm * mu) / (rho_w^2 * L^2)</text:p>
      <text:p text:style-name="Normal">(h^3 / a) &gt; (2.94 / 1.12e17) = 2.64 * 10^-17</text:p>
      <text:p text:style-name="Normal">We are left with a similar problem to above, except that we have more room for large particles- consider the special case where a = 1 cm = 1e-2 m:</text:p>
      <text:p text:style-name="Normal">h^3 &gt; 2.64e-19</text:p>
      <text:p text:style-name="Normal">h &gt; 6.42e-7</text:p>
      <text:p text:style-name="Normal">this implies that cm-scale clasts could be mobile in films of ~600 nm</text:p>
      <text:p text:style-name="Normal"/>
      <text:p text:style-name="Normal">what kinds of temperatures do we need for that mobility?</text:p>
      <text:p text:style-name="Normal">well, we have the relationship:</text:p>
      <text:p text:style-name="Normal">h = lambda(Tm / (Tm - T0))^(1 / nu)</text:p>
      <text:p text:style-name="Normal">let’s keep to the special case where nu = 3, for n-r vdW forces</text:p>
      <text:p text:style-name="Normal">then,</text:p>
      <text:p text:style-name="Normal">h^3 = lambda^3 (Tm / (Tm - T0))</text:p>
      <text:p text:style-name="Normal">h^3 / lambda^3 <text:s text:c="1"/>= Tm / (Tm - T0)</text:p>
      <text:p text:style-name="Normal">(Tm - T0) * h^3 / lambda^3 = Tm</text:p>
      <text:p text:style-name="Normal">Tm - T0 = Tm * lambda^3 / h^3</text:p>
      <text:p text:style-name="Normal">T0 = Tm - Tm * lambda^3 / h^3</text:p>
      <text:p text:style-name="Normal">we’ll start by setting lambda to an ambitious value, perhaps 1e-8</text:p>
      <text:p text:style-name="Normal">T0 = 273 - 273 * 1e-24 / h^3</text:p>
      <text:p text:style-name="Normal">T0 = 273 - 0.001 or so</text:p>
      <text:p text:style-name="Normal">what if lambda is closer to the scale of ~10 water molecules, or 10A = 2.75e-9?</text:p>
      <text:p text:style-name="Normal">then, we would need T0 = 272.99998 K</text:p>
      <text:p text:style-name="Normal">at this point, we are firmly within the bulk melting regime</text:p>
      <text:p text:style-name="Normal"/>
      <text:p text:style-name="Normal">[KEY FIGURE] lambda vs. Tb, cmap has diverging velocity</text:p>
      <text:p text:style-name="Normal">(“velocity switches sign based on the relationship between </text:p>
      <text:p text:style-name="Normal">[KEY FIGURE] Tb vs. velocity for silt, sand, etc.</text:p>
      <text:p text:style-name="Normal">(“velocity has a non-linear dependence on undercooling”)</text:p>
      <text:p text:style-name="Normal">[KEY FIGURE] lambda vs. final position for silt, sand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